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ba7" officeooo:paragraph-rsid="00003ba7"/>
    </style:style>
    <style:style style:name="P2" style:family="paragraph" style:parent-style-name="Standard">
      <style:text-properties officeooo:rsid="00003ba7" officeooo:paragraph-rsid="0013db62"/>
    </style:style>
    <style:style style:name="P3" style:family="paragraph" style:parent-style-name="Standard">
      <style:text-properties officeooo:rsid="00003ba7" officeooo:paragraph-rsid="001d4356"/>
    </style:style>
    <style:style style:name="P4" style:family="paragraph" style:parent-style-name="Standard">
      <style:text-properties officeooo:rsid="00003ba7" officeooo:paragraph-rsid="00237dff"/>
    </style:style>
    <style:style style:name="P5" style:family="paragraph" style:parent-style-name="Standard">
      <style:text-properties fo:font-size="15pt" fo:font-weight="bold" officeooo:rsid="00003ba7" officeooo:paragraph-rsid="00003ba7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03ba7" officeooo:paragraph-rsid="0003a941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942a0" officeooo:paragraph-rsid="001942a0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942a0" officeooo:paragraph-rsid="001fa13b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00a616" officeooo:paragraph-rsid="0000a616"/>
    </style:style>
    <style:style style:name="P10" style:family="paragraph" style:parent-style-name="Standard">
      <style:text-properties officeooo:rsid="0000a616" officeooo:paragraph-rsid="0013db62"/>
    </style:style>
    <style:style style:name="P11" style:family="paragraph" style:parent-style-name="Standard">
      <style:text-properties officeooo:rsid="0000a616" officeooo:paragraph-rsid="001d4356"/>
    </style:style>
    <style:style style:name="P12" style:family="paragraph" style:parent-style-name="Standard">
      <style:text-properties officeooo:rsid="000177a6" officeooo:paragraph-rsid="000177a6"/>
    </style:style>
    <style:style style:name="P13" style:family="paragraph" style:parent-style-name="Standard">
      <style:text-properties officeooo:rsid="000177a6" officeooo:paragraph-rsid="0013db62"/>
    </style:style>
    <style:style style:name="P14" style:family="paragraph" style:parent-style-name="Standard">
      <style:text-properties officeooo:rsid="000177a6" officeooo:paragraph-rsid="00158e5b"/>
    </style:style>
    <style:style style:name="P15" style:family="paragraph" style:parent-style-name="Standard">
      <style:text-properties officeooo:rsid="000177a6" officeooo:paragraph-rsid="001d4356"/>
    </style:style>
    <style:style style:name="P16" style:family="paragraph" style:parent-style-name="Standard">
      <style:text-properties officeooo:rsid="000177a6" officeooo:paragraph-rsid="001f17d7"/>
    </style:style>
    <style:style style:name="P17" style:family="paragraph" style:parent-style-name="Standard">
      <style:text-properties officeooo:rsid="000177a6" officeooo:paragraph-rsid="00237dff"/>
    </style:style>
    <style:style style:name="P18" style:family="paragraph" style:parent-style-name="Standard">
      <style:text-properties officeooo:rsid="0003a941" officeooo:paragraph-rsid="00112365"/>
    </style:style>
    <style:style style:name="P19" style:family="paragraph" style:parent-style-name="Standard">
      <style:text-properties fo:font-size="12pt" fo:font-weight="normal" officeooo:rsid="000177a6" officeooo:paragraph-rsid="0003a941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69417" officeooo:paragraph-rsid="0006941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69417" officeooo:paragraph-rsid="00072453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72453" officeooo:paragraph-rsid="00072453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af082" officeooo:paragraph-rsid="000af082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af082" officeooo:paragraph-rsid="000df1d6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af082" officeooo:paragraph-rsid="0013db62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069417"/>
    </style:style>
    <style:style style:name="P27" style:family="paragraph" style:parent-style-name="Standard">
      <style:text-properties officeooo:paragraph-rsid="0013db62"/>
    </style:style>
    <style:style style:name="P28" style:family="paragraph" style:parent-style-name="Standard">
      <style:text-properties officeooo:paragraph-rsid="00237dff"/>
    </style:style>
    <style:style style:name="P29" style:family="paragraph" style:parent-style-name="Standard">
      <style:text-properties fo:font-size="10.5pt" officeooo:rsid="000177a6" officeooo:paragraph-rsid="000177a6" style:font-size-asian="10.5pt" style:font-size-complex="10.5pt"/>
    </style:style>
    <style:style style:name="P30" style:family="paragraph" style:parent-style-name="Standard">
      <style:text-properties fo:font-size="10.5pt" officeooo:rsid="00106cf3" officeooo:paragraph-rsid="000177a6" style:font-size-asian="10.5pt" style:font-size-complex="10.5pt"/>
    </style:style>
    <style:style style:name="P31" style:family="paragraph" style:parent-style-name="Standard">
      <style:text-properties officeooo:rsid="00054f82" officeooo:paragraph-rsid="00106cf3"/>
    </style:style>
    <style:style style:name="P32" style:family="paragraph" style:parent-style-name="Standard">
      <style:text-properties officeooo:rsid="00054f82" officeooo:paragraph-rsid="0013db62"/>
    </style:style>
    <style:style style:name="P33" style:family="paragraph" style:parent-style-name="Standard">
      <style:text-properties officeooo:rsid="00054f82" officeooo:paragraph-rsid="001d4356"/>
    </style:style>
    <style:style style:name="P34" style:family="paragraph" style:parent-style-name="Standard">
      <style:text-properties officeooo:rsid="00054f82" officeooo:paragraph-rsid="001fa13b"/>
    </style:style>
    <style:style style:name="P35" style:family="paragraph" style:parent-style-name="Standard">
      <style:text-properties officeooo:rsid="00054f82" officeooo:paragraph-rsid="00237dff"/>
    </style:style>
    <style:style style:name="P36" style:family="paragraph" style:parent-style-name="Standard">
      <style:text-properties officeooo:rsid="00109ea6" officeooo:paragraph-rsid="00109ea6"/>
    </style:style>
    <style:style style:name="P37" style:family="paragraph" style:parent-style-name="Standard">
      <style:text-properties style:font-name="Liberation Sans" fo:font-size="10.5pt" officeooo:rsid="00106cf3" officeooo:paragraph-rsid="0013db62" style:font-size-asian="10.5pt" style:font-size-complex="10.5pt"/>
    </style:style>
    <style:style style:name="P38" style:family="paragraph" style:parent-style-name="Standard">
      <style:text-properties style:font-name="Liberation Sans" fo:font-size="10.5pt" officeooo:rsid="00106cf3" officeooo:paragraph-rsid="001d4356" style:font-size-asian="10.5pt" style:font-size-complex="10.5pt"/>
    </style:style>
    <style:style style:name="P39" style:family="paragraph" style:parent-style-name="Standard">
      <style:text-properties style:font-name="Liberation Sans" fo:font-size="10.5pt" officeooo:rsid="00106cf3" officeooo:paragraph-rsid="00237dff" style:font-size-asian="10.5pt" style:font-size-complex="10.5pt"/>
    </style:style>
    <style:style style:name="P40" style:family="paragraph" style:parent-style-name="Standard">
      <style:text-properties style:font-name="Liberation Serif" fo:font-size="10.5pt" officeooo:rsid="000177a6" officeooo:paragraph-rsid="001d4356" style:font-size-asian="10.5pt" style:font-size-complex="10.5pt"/>
    </style:style>
    <style:style style:name="P41" style:family="paragraph" style:parent-style-name="Standard">
      <style:text-properties fo:color="#000000" style:font-name="Liberation Serif" fo:font-size="10.5pt" officeooo:rsid="000177a6" officeooo:paragraph-rsid="0013db62" style:font-size-asian="10.5pt" style:font-size-complex="10.5pt"/>
    </style:style>
    <style:style style:name="P42" style:family="paragraph" style:parent-style-name="Standard">
      <style:text-properties fo:color="#000000" style:font-name="Liberation Serif" fo:font-size="10.5pt" officeooo:rsid="000177a6" officeooo:paragraph-rsid="001d4356" style:font-size-asian="10.5pt" style:font-size-complex="10.5pt"/>
    </style:style>
    <style:style style:name="P43" style:family="paragraph" style:parent-style-name="Standard">
      <style:text-properties fo:color="#000000" style:font-name="Liberation Serif" fo:font-size="10.5pt" officeooo:rsid="000177a6" officeooo:paragraph-rsid="00237dff" style:font-size-asian="10.5pt" style:font-size-complex="10.5pt"/>
    </style:style>
    <style:style style:name="P44" style:family="paragraph" style:parent-style-name="Standard">
      <style:text-properties officeooo:rsid="0018caab" officeooo:paragraph-rsid="0018caab"/>
    </style:style>
    <style:style style:name="P45" style:family="paragraph" style:parent-style-name="Standard">
      <style:text-properties officeooo:rsid="0018caab" officeooo:paragraph-rsid="001fa13b"/>
    </style:style>
    <style:style style:name="P46" style:family="paragraph" style:parent-style-name="Standard">
      <style:text-properties officeooo:rsid="0018caab" officeooo:paragraph-rsid="00237dff"/>
    </style:style>
    <style:style style:name="P47" style:family="paragraph" style:parent-style-name="Standard">
      <style:text-properties officeooo:paragraph-rsid="001fa13b"/>
    </style:style>
    <style:style style:name="P48" style:family="paragraph" style:parent-style-name="Standard">
      <style:text-properties officeooo:rsid="00256636" officeooo:paragraph-rsid="00256636"/>
    </style:style>
    <style:style style:name="P49" style:family="paragraph" style:parent-style-name="Standard" style:list-style-name="L1">
      <style:text-properties officeooo:paragraph-rsid="0013db62"/>
    </style:style>
    <style:style style:name="P50" style:family="paragraph" style:parent-style-name="Standard" style:list-style-name="L1">
      <style:text-properties officeooo:paragraph-rsid="00237dff"/>
    </style:style>
    <style:style style:name="P51" style:family="paragraph" style:parent-style-name="Standard" style:list-style-name="L1">
      <style:text-properties officeooo:paragraph-rsid="001d4356"/>
    </style:style>
    <style:style style:name="P52" style:family="paragraph" style:parent-style-name="Standard" style:list-style-name="L1">
      <style:text-properties officeooo:paragraph-rsid="0029de5a"/>
    </style:style>
    <style:style style:name="P53" style:family="paragraph" style:parent-style-name="Standard" style:list-style-name="L1">
      <style:text-properties officeooo:paragraph-rsid="002aab1e"/>
    </style:style>
    <style:style style:name="P54" style:family="paragraph" style:parent-style-name="Standard" style:list-style-name="L1">
      <style:text-properties officeooo:rsid="00003ba7" officeooo:paragraph-rsid="0010125a"/>
    </style:style>
    <style:style style:name="P55" style:family="paragraph" style:parent-style-name="Standard" style:list-style-name="L1">
      <style:text-properties officeooo:rsid="00003ba7" officeooo:paragraph-rsid="001ecca8"/>
    </style:style>
    <style:style style:name="P56" style:family="paragraph" style:parent-style-name="Standard" style:list-style-name="L1">
      <style:text-properties officeooo:rsid="00003ba7" officeooo:paragraph-rsid="0013db62"/>
    </style:style>
    <style:style style:name="P57" style:family="paragraph" style:parent-style-name="Standard" style:list-style-name="L1">
      <style:text-properties officeooo:rsid="00003ba7" officeooo:paragraph-rsid="00237dff"/>
    </style:style>
    <style:style style:name="P58" style:family="paragraph" style:parent-style-name="Standard" style:list-style-name="L1">
      <style:text-properties officeooo:rsid="00003ba7" officeooo:paragraph-rsid="001d4356"/>
    </style:style>
    <style:style style:name="P59" style:family="paragraph" style:parent-style-name="Standard" style:list-style-name="L1">
      <style:text-properties officeooo:rsid="00003ba7" officeooo:paragraph-rsid="0029de5a"/>
    </style:style>
    <style:style style:name="P60" style:family="paragraph" style:parent-style-name="Standard">
      <style:text-properties officeooo:rsid="00003ba7" officeooo:paragraph-rsid="0029de5a"/>
    </style:style>
    <style:style style:name="P61" style:family="paragraph" style:parent-style-name="Standard" style:list-style-name="L1">
      <style:text-properties officeooo:rsid="0000a616" officeooo:paragraph-rsid="000177a6"/>
    </style:style>
    <style:style style:name="P62" style:family="paragraph" style:parent-style-name="Standard" style:list-style-name="L1">
      <style:text-properties officeooo:rsid="0000a616" officeooo:paragraph-rsid="0000a616"/>
    </style:style>
    <style:style style:name="P63" style:family="paragraph" style:parent-style-name="Standard" style:list-style-name="L1">
      <style:text-properties officeooo:rsid="0000a616" officeooo:paragraph-rsid="0013db62"/>
    </style:style>
    <style:style style:name="P64" style:family="paragraph" style:parent-style-name="Standard" style:list-style-name="L1">
      <style:text-properties officeooo:rsid="0000a616" officeooo:paragraph-rsid="00237dff"/>
    </style:style>
    <style:style style:name="P65" style:family="paragraph" style:parent-style-name="Standard" style:list-style-name="L1">
      <style:text-properties officeooo:rsid="0000a616" officeooo:paragraph-rsid="0029de5a"/>
    </style:style>
    <style:style style:name="P66" style:family="paragraph" style:parent-style-name="Standard">
      <style:text-properties officeooo:rsid="0000a616" officeooo:paragraph-rsid="0029de5a"/>
    </style:style>
    <style:style style:name="P67" style:family="paragraph" style:parent-style-name="Standard">
      <style:text-properties fo:font-size="12pt" officeooo:rsid="00109ea6" officeooo:paragraph-rsid="00109ea6" style:font-size-asian="12pt" style:font-size-complex="12pt"/>
    </style:style>
    <style:style style:name="P68" style:family="paragraph" style:parent-style-name="Standard">
      <style:text-properties fo:font-size="12pt" officeooo:rsid="00109ea6" officeooo:paragraph-rsid="0018caab" style:font-size-asian="12pt" style:font-size-complex="12pt"/>
    </style:style>
    <style:style style:name="P69" style:family="paragraph" style:parent-style-name="Standard">
      <style:text-properties fo:font-size="12pt" officeooo:rsid="00109ea6" officeooo:paragraph-rsid="0013db62" style:font-size-asian="12pt" style:font-size-complex="12pt"/>
    </style:style>
    <style:style style:name="P70" style:family="paragraph" style:parent-style-name="Standard">
      <style:text-properties fo:font-size="12pt" officeooo:rsid="00109ea6" officeooo:paragraph-rsid="00237dff" style:font-size-asian="12pt" style:font-size-complex="12pt"/>
    </style:style>
    <style:style style:name="P71" style:family="paragraph" style:parent-style-name="Standard">
      <style:text-properties fo:font-size="12pt" officeooo:rsid="00109ea6" officeooo:paragraph-rsid="0029de5a" style:font-size-asian="12pt" style:font-size-complex="12pt"/>
    </style:style>
    <style:style style:name="P72" style:family="paragraph" style:parent-style-name="Standard">
      <style:text-properties fo:font-size="15pt" fo:font-weight="bold" officeooo:rsid="00003ba7" officeooo:paragraph-rsid="00112365" style:font-size-asian="15pt" style:font-weight-asian="bold" style:font-size-complex="15pt" style:font-weight-complex="bold"/>
    </style:style>
    <style:style style:name="P73" style:family="paragraph" style:parent-style-name="Standard">
      <style:text-properties fo:font-size="15pt" fo:font-weight="bold" officeooo:rsid="00003ba7" officeooo:paragraph-rsid="0029de5a" style:font-size-asian="15pt" style:font-weight-asian="bold" style:font-size-complex="15pt" style:font-weight-complex="bold"/>
    </style:style>
    <style:style style:name="P74" style:family="paragraph" style:parent-style-name="Standard">
      <style:text-properties fo:font-size="15pt" fo:font-weight="bold" officeooo:rsid="0003a941" officeooo:paragraph-rsid="0029de5a" style:font-size-asian="15pt" style:font-weight-asian="bold" style:font-size-complex="15pt" style:font-weight-complex="bold"/>
    </style:style>
    <style:style style:name="P75" style:family="paragraph" style:parent-style-name="Standard">
      <style:text-properties fo:font-size="15pt" fo:font-weight="normal" officeooo:rsid="000af082" officeooo:paragraph-rsid="000af082" style:font-size-asian="15pt" style:font-weight-asian="normal" style:font-size-complex="15pt" style:font-weight-complex="normal"/>
    </style:style>
    <style:style style:name="P76" style:family="paragraph" style:parent-style-name="Standard">
      <style:text-properties fo:font-size="15pt" officeooo:paragraph-rsid="00237dff" style:font-size-asian="15pt" style:font-size-complex="15pt"/>
    </style:style>
    <style:style style:name="P77" style:family="paragraph" style:parent-style-name="Standard" style:list-style-name="L1">
      <style:text-properties officeooo:rsid="00241eb9" officeooo:paragraph-rsid="00241eb9"/>
    </style:style>
    <style:style style:name="P78" style:family="paragraph" style:parent-style-name="Standard">
      <style:text-properties officeooo:rsid="000177a6" officeooo:paragraph-rsid="0029de5a"/>
    </style:style>
    <style:style style:name="P79" style:family="paragraph" style:parent-style-name="Standard">
      <style:text-properties fo:font-size="10.5pt" officeooo:rsid="000177a6" officeooo:paragraph-rsid="0029de5a" style:font-size-asian="10.5pt" style:font-size-complex="10.5pt"/>
    </style:style>
    <style:style style:name="P80" style:family="paragraph" style:parent-style-name="Standard">
      <style:text-properties fo:font-size="10.5pt" officeooo:rsid="00106cf3" officeooo:paragraph-rsid="0029de5a" style:font-size-asian="10.5pt" style:font-size-complex="10.5pt"/>
    </style:style>
    <style:style style:name="P81" style:family="paragraph" style:parent-style-name="Standard">
      <style:text-properties officeooo:rsid="00054f82" officeooo:paragraph-rsid="0029de5a"/>
    </style:style>
    <style:style style:name="P82" style:family="paragraph" style:parent-style-name="Standard">
      <style:text-properties officeooo:rsid="00109ea6" officeooo:paragraph-rsid="0029de5a"/>
    </style:style>
    <style:style style:name="P83" style:family="paragraph" style:parent-style-name="Standard">
      <style:text-properties officeooo:rsid="0003a941" officeooo:paragraph-rsid="0003a941"/>
    </style:style>
    <style:style style:name="P84" style:family="paragraph" style:parent-style-name="Standard">
      <style:text-properties officeooo:rsid="0003a941" officeooo:paragraph-rsid="0029de5a"/>
    </style:style>
    <style:style style:name="P85" style:family="paragraph" style:parent-style-name="Standard">
      <style:text-properties officeooo:paragraph-rsid="0029de5a"/>
    </style:style>
    <style:style style:name="P86" style:family="paragraph" style:parent-style-name="Standard">
      <style:text-properties officeooo:paragraph-rsid="002e0e8a"/>
    </style:style>
    <style:style style:name="T1" style:family="text">
      <style:text-properties officeooo:rsid="00003ba7"/>
    </style:style>
    <style:style style:name="T2" style:family="text">
      <style:text-properties officeooo:rsid="000177a6"/>
    </style:style>
    <style:style style:name="T3" style:family="text">
      <style:text-properties officeooo:rsid="000281db"/>
    </style:style>
    <style:style style:name="T4" style:family="text">
      <style:text-properties officeooo:rsid="00041dc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177a6" style:font-size-asian="12pt" style:font-size-complex="12pt"/>
    </style:style>
    <style:style style:name="T7" style:family="text">
      <style:text-properties fo:font-size="12pt" officeooo:rsid="00109ea6" style:font-size-asian="12pt" style:font-size-complex="12pt"/>
    </style:style>
    <style:style style:name="T8" style:family="text">
      <style:text-properties fo:font-size="12pt" officeooo:rsid="00054f82" style:font-size-asian="12pt" style:font-size-complex="12pt"/>
    </style:style>
    <style:style style:name="T9" style:family="text">
      <style:text-properties fo:font-size="12pt" officeooo:rsid="00106cf3" style:font-size-asian="12pt" style:font-size-complex="12pt"/>
    </style:style>
    <style:style style:name="T10" style:family="text">
      <style:text-properties fo:font-size="12pt" officeooo:rsid="00112365" style:font-size-asian="12pt" style:font-size-complex="12pt"/>
    </style:style>
    <style:style style:name="T11" style:family="text">
      <style:text-properties fo:font-size="12pt" officeooo:rsid="001fa13b" style:font-size-asian="12pt" style:font-size-complex="12pt"/>
    </style:style>
    <style:style style:name="T12" style:family="text">
      <style:text-properties fo:font-size="12pt" officeooo:rsid="00256636" style:font-size-asian="12pt" style:font-size-complex="12pt"/>
    </style:style>
    <style:style style:name="T13" style:family="text">
      <style:text-properties fo:font-size="12pt" officeooo:rsid="002c784c" style:font-size-asian="12pt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69417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072453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091fb5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003ba7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70edf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8cb6c" style:font-size-asian="12pt" style:font-weight-asian="normal" style:font-size-complex="12pt" style:font-weight-complex="normal"/>
    </style:style>
    <style:style style:name="T21" style:family="text">
      <style:text-properties officeooo:rsid="00069417"/>
    </style:style>
    <style:style style:name="T22" style:family="text">
      <style:text-properties officeooo:rsid="00072453"/>
    </style:style>
    <style:style style:name="T23" style:family="text">
      <style:text-properties officeooo:rsid="000c33be"/>
    </style:style>
    <style:style style:name="T24" style:family="text">
      <style:text-properties officeooo:rsid="000c6895"/>
    </style:style>
    <style:style style:name="T25" style:family="text">
      <style:text-properties officeooo:rsid="000dcbda"/>
    </style:style>
    <style:style style:name="T26" style:family="text">
      <style:text-properties officeooo:rsid="000df1d6"/>
    </style:style>
    <style:style style:name="T27" style:family="text">
      <style:text-properties officeooo:rsid="00106cf3"/>
    </style:style>
    <style:style style:name="T28" style:family="text">
      <style:text-properties fo:font-size="15pt" fo:font-weight="bold" officeooo:rsid="00003ba7" style:font-size-asian="15pt" style:font-weight-asian="bold" style:font-size-complex="15pt" style:font-weight-complex="bold"/>
    </style:style>
    <style:style style:name="T29" style:family="text">
      <style:text-properties fo:font-size="15pt" fo:font-weight="bold" officeooo:rsid="0013db62" style:font-size-asian="15pt" style:font-weight-asian="bold" style:font-size-complex="15pt" style:font-weight-complex="bold"/>
    </style:style>
    <style:style style:name="T30" style:family="text">
      <style:text-properties fo:font-size="15pt" fo:font-weight="bold" officeooo:rsid="001305dd" style:font-size-asian="15pt" style:font-weight-asian="bold" style:font-size-complex="15pt" style:font-weight-complex="bold"/>
    </style:style>
    <style:style style:name="T31" style:family="text">
      <style:text-properties fo:font-size="15pt" fo:font-weight="bold" officeooo:rsid="001bd815" style:font-size-asian="15pt" style:font-weight-asian="bold" style:font-size-complex="15pt" style:font-weight-complex="bold"/>
    </style:style>
    <style:style style:name="T32" style:family="text">
      <style:text-properties fo:font-size="15pt" fo:font-weight="bold" officeooo:rsid="00237dff" style:font-size-asian="15pt" style:font-weight-asian="bold" style:font-size-complex="15pt" style:font-weight-complex="bold"/>
    </style:style>
    <style:style style:name="T33" style:family="text">
      <style:text-properties fo:font-size="15pt" fo:font-weight="bold" officeooo:rsid="0029de5a" style:font-size-asian="15pt" style:font-weight-asian="bold" style:font-size-complex="15pt" style:font-weight-complex="bold"/>
    </style:style>
    <style:style style:name="T34" style:family="text">
      <style:text-properties fo:font-size="15pt" fo:font-weight="bold" officeooo:rsid="002e0e8a" style:font-size-asian="15pt" style:font-weight-asian="bold" style:font-size-complex="15pt" style:font-weight-complex="bold"/>
    </style:style>
    <style:style style:name="T35" style:family="text">
      <style:text-properties officeooo:rsid="001305dd"/>
    </style:style>
    <style:style style:name="T36" style:family="text">
      <style:text-properties officeooo:rsid="0013db62"/>
    </style:style>
    <style:style style:name="T37" style:family="text">
      <style:text-properties officeooo:rsid="00158e5b"/>
    </style:style>
    <style:style style:name="T38" style:family="text">
      <style:text-properties officeooo:rsid="0018caab"/>
    </style:style>
    <style:style style:name="T39" style:family="text">
      <style:text-properties officeooo:rsid="0003a941"/>
    </style:style>
    <style:style style:name="T40" style:family="text">
      <style:text-properties officeooo:rsid="001bd815"/>
    </style:style>
    <style:style style:name="T41" style:family="text">
      <style:text-properties officeooo:rsid="001d4356"/>
    </style:style>
    <style:style style:name="T42" style:family="text">
      <style:text-properties officeooo:rsid="0000a616"/>
    </style:style>
    <style:style style:name="T43" style:family="text">
      <style:text-properties fo:color="#000000" style:font-name="Liberation Serif" fo:font-size="10.5pt" officeooo:rsid="000177a6" style:font-size-asian="10.5pt" style:font-size-complex="10.5pt"/>
    </style:style>
    <style:style style:name="T44" style:family="text">
      <style:text-properties fo:color="#000000" style:font-name="Liberation Serif" fo:font-size="10.5pt" officeooo:rsid="002203bd" style:font-size-asian="10.5pt" style:font-size-complex="10.5pt"/>
    </style:style>
    <style:style style:name="T45" style:family="text">
      <style:text-properties officeooo:rsid="00237802"/>
    </style:style>
    <style:style style:name="T46" style:family="text">
      <style:text-properties officeooo:rsid="00241eb9"/>
    </style:style>
    <style:style style:name="T47" style:family="text">
      <style:text-properties officeooo:rsid="002547be"/>
    </style:style>
    <style:style style:name="T48" style:family="text">
      <style:text-properties officeooo:rsid="00260b3a"/>
    </style:style>
    <style:style style:name="T49" style:family="text">
      <style:text-properties officeooo:rsid="00270edf"/>
    </style:style>
    <style:style style:name="T50" style:family="text">
      <style:text-properties officeooo:rsid="0028cb6c"/>
    </style:style>
    <style:style style:name="T51" style:family="text">
      <style:text-properties officeooo:rsid="0029de5a"/>
    </style:style>
    <style:style style:name="T52" style:family="text">
      <style:text-properties officeooo:rsid="002a4f24"/>
    </style:style>
    <style:style style:name="T53" style:family="text">
      <style:text-properties officeooo:rsid="002aab1e"/>
    </style:style>
    <style:style style:name="T54" style:family="text">
      <style:text-properties officeooo:rsid="002c784c"/>
    </style:style>
    <style:style style:name="T55" style:family="text">
      <style:text-properties officeooo:rsid="002f059c"/>
    </style:style>
    <style:style style:name="T56" style:family="text">
      <style:text-properties officeooo:rsid="0030d93c"/>
    </style:style>
    <style:style style:name="T57" style:family="text">
      <style:text-properties officeooo:rsid="0032a0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6">I - </text:span>Como gerar um índice novo para o DeDup <text:span text:style-name="T35">a partir de uma base de dados MySQL e estando logado no servidor.</text:span></text:p>
      <text:p text:style-name="P1"/>
      <text:p text:style-name="P1">Para a geração de um índice que possa ser utilizado para o DeDup são necessários 4 coisas:</text:p>
      <text:p text:style-name="P1"/>
      <text:list xml:id="list2251011503" text:style-name="L1">
        <text:list-item>
          <text:p text:style-name="P54">O shell de execução (<text:span text:style-name="T2">/home/javaapps/sbt-projects/DCDup/bin/local</text:span>/MySQL2Lucene.sh) com as bibliotecas correspondentes. Estes podem ser encontrados tanto no servidor de teste (serverofi5) como no de produção.</text:p>
        </text:list-item>
        <text:list-item>
          <text:p text:style-name="P55"><text:s/>Acesso ao servidor MySQL (url, user, password, database) contendo os metadados dos documentos a serem utilizados na geração do índice.</text:p>
        </text:list-item>
        <text:list-item>
          <text:p text:style-name="P61">Arquivo <text:span text:style-name="T4">(ou </text:span>a<text:span text:style-name="T4">rquivos)</text:span> <text:span text:style-name="T4">contendo </text:span>expressão sql a ser utilizada no MySQL para a extração dos documentos a ser<text:span text:style-name="T2">em</text:span> indexados. O local padrão para tal arquivo é no diretório /home/javaapps/sbt-projects/DCDup/sql <text:span text:style-name="T1">tanto no servidor de teste (serverofi5) como no de produção. </text:span>A extensão padrão é *.<text:span text:style-name="T2">sql</text:span></text:p>
        </text:list-item>
        <text:list-item>
          <text:p text:style-name="P62">Arquivo de schema que define como cada campo do arquivo pipe gerado será utilizado pelo DeDup no processo de se encontrar documentos duplicados. O local padrão para tal arquivo é no diretório /home/javaapps/DeDup/work <text:span text:style-name="T1">tanto no servidor de teste (serverofi5) como no de produção. </text:span>A extensão padrão é *.cfg</text:p>
        </text:list-item>
      </text:list>
      <text:p text:style-name="P9"/>
      <text:p text:style-name="P12">A geração do índice ocorre com a execução do shell <text:span text:style-name="T1">MySQL2Lucene.sh </text:span>com os seguintes parâmetros:</text:p>
      <text:p text:style-name="P12"/>
      <text:p text:style-name="P12">operacao@serverofi5:/home/javaapps/sbt-projects/DCDup/bin/local$ ./MySQL2Lucene.sh</text:p>
      <text:p text:style-name="P12"/>
      <text:p text:style-name="P29">MySQL2Lucene shell takes a list of documents retrieved from a MySQL database and</text:p>
      <text:p text:style-name="P29">creates a local DeDup index with then. If such index already exists, it will rewritten.</text:p>
      <text:p text:style-name="P29"/>
      <text:p text:style-name="P29">usage: MySQL2Lucene</text:p>
      <text:p text:style-name="P29"><text:s text:c="3"/>-host=&lt;MySQL server&gt; - IP or domain of the MySQL server</text:p>
      <text:p text:style-name="P29"><text:s text:c="3"/>-user=&lt;MySQL user&gt; - MySQL user name</text:p>
      <text:p text:style-name="P29"><text:s text:c="3"/>-pswd=&lt;MySQL password&gt; - MySQL user password</text:p>
      <text:p text:style-name="P29"><text:s text:c="3"/>-dbnm=&lt;MySQL database&gt; - MySQL database name</text:p>
      <text:p text:style-name="P29"><text:s text:c="3"/>-sqls=&lt;MySQL sql file list&gt; - comma separated sql file names</text:p>
      <text:p text:style-name="P29"><text:s text:c="3"/>-index=&lt;indexPath&gt; - NGrams Lucene index path</text:p>
      <text:p text:style-name="P29"><text:s text:c="3"/>-schema=&lt;schemaFile&gt; - NGram schema file</text:p>
      <text:p text:style-name="P29"/>
      <text:p text:style-name="P29"><text:s text:c="3"/>[-port=&lt;MySQL_Port&gt;] - MySQL port</text:p>
      <text:p text:style-name="P29"><text:s text:c="3"/>[-sqlEncoding=&lt;sqlEncoding&gt;] - sql file encoding. Default is utf-8</text:p>
      <text:p text:style-name="P29"><text:s text:c="3"/>[-jsonField=&lt;tag&gt;[,&lt;tag&gt;,...,&lt;tag&gt;]] - if a column element is a json element, indicates which json elements</text:p>
      <text:p text:style-name="P29"><text:s text:c="64"/>to retrieve the content. Default are text,_f,_e.</text:p>
      <text:p text:style-name="P29"><text:s text:c="3"/>[-repetitiveField=&lt;name&gt;[.&lt;name&gt;,...,&lt;name&gt;]] - the name of the fields that should be broken into a new line</text:p>
      <text:p text:style-name="P29"><text:s text:c="84"/>when the repetitive separator symbol is found. Default is title.</text:p>
      <text:p text:style-name="P29"><text:s text:c="3"/>[-repetitiveSep=&lt;separator&gt;] - repetitive field string separator. Default is //@//</text:p>
      <text:p text:style-name="P29"><text:s text:c="3"/>[-jsonLangField=&lt;jsonLangField&gt;] - the json field that store the language indicator. If present it will be</text:p>
      <text:p text:style-name="P29"><text:s text:c="63"/>used to suffix the id field with the language.</text:p>
      <text:p text:style-name="P29"><text:s text:c="3"/>[-idFieldName=&lt;name&gt;] - id field name of the mysql record]. Will be used to prefix the id with the language.</text:p>
      <text:p text:style-name="P29"><text:s text:c="47"/>if the jsonLangField is specified.</text:p>
      <text:p text:style-name="P29"><text:s text:c="3"/>[-schemaEncoding=&lt;schemaFileEncoding&gt;] - NGram schema file encoding. Default is utf-8.</text:p>
      <text:p text:style-name="P29"><text:s text:c="3"/>[--append] - append documents to an existing Lucene index.</text:p>
      <text:p text:style-name="P30"/>
      <text:p text:style-name="P31"><text:span text:style-name="T27">Segue uma explicação abreviada dos</text:span> parâmetro<text:span text:style-name="T27">s obrigatórios:</text:span></text:p>
      <text:p text:style-name="P31"/>
      <text:p text:style-name="P86"><text:span text:style-name="T27"><text:s/></text:span><text:span text:style-name="T9">Os parâmetros -host, </text:span><text:span text:style-name="T6">-user, </text:span><text:span text:style-name="T9"><text:s/></text:span><text:span text:style-name="T6">-pswd </text:span><text:span text:style-name="T7">e </text:span><text:span text:style-name="T6">-dbnm </text:span><text:span text:style-name="T7">descrevem respectivamente o servidor do MySQL assim como o nome do usuário e do banco de dados.</text:span></text:p>
      <text:p text:style-name="P86"><text:soft-page-break/><text:span text:style-name="T7">O parâmetro -sqls especifica </text:span><text:span text:style-name="T10">u</text:span><text:span text:style-name="T7">ma lista separada por vírgulas de </text:span><text:span text:style-name="T8">um ou mais arquivos sql </text:span><text:span text:style-name="T7">que serão utilizados para se extrair o arquivo pipe descrito pelo parâmetro -schema.</text:span></text:p>
      <text:p text:style-name="P36"><text:span text:style-name="T7">O </text:span><text:span text:style-name="T5">parâmetro -schema indica o nome/caminho do arquivo do tipo schema que descreve todos os campos a serem utilizados na criação do índice e suas respectivas posições no arquivo pipe.</text:span></text:p>
      <text:p text:style-name="P67">O parâmetro -index dá o nome e o caminho do índice Lucene a ser criado ou apendado. </text:p>
      <text:p text:style-name="P83"/>
      <text:p text:style-name="P12">Executado o shell e tendo sua execução terminado corretamente, o índice pode ser utilizado para a procura de documentos duplicados por outros shells. Tal índice, porém, ainda não será visível na aplicação web DeDup (<text:a xlink:type="simple" xlink:href="http://serverof5.bireme.br:8180/DeDup" text:style-name="Internet_20_link" text:visited-style-name="Visited_20_Internet_20_Link">http://serverof5.bireme.br:8180/DeDup</text:a> <text:span text:style-name="T3">no servidor de teste ou <text:s/></text:span><text:a xlink:type="simple" xlink:href="https://dedup.bireme.org/" text:style-name="Internet_20_link" text:visited-style-name="Visited_20_Internet_20_Link">https://dedup.bireme.org/</text:a> <text:span text:style-name="T3">no servidor de produção). </text:span></text:p>
      <text:p text:style-name="P18">Para tanto devemos informar a aplicação sobre a existência deste novo índice seguindo as explicações <text:span text:style-name="T49">da seção “Inclu</text:span><text:span text:style-name="T50">sã</text:span><text:span text:style-name="T49">o de um novo índice na aplicação DeDup”</text:span>.</text:p>
      <text:p text:style-name="P72"/>
      <text:p text:style-name="P72"/>
      <text:p text:style-name="P85"><text:span text:style-name="T29">I</text:span><text:span text:style-name="T33">I</text:span><text:span text:style-name="T29"> - </text:span><text:span text:style-name="T28">Como gerar um índice novo para o DeDup </text:span><text:span text:style-name="T30">a partir de uma base de dados MySQL </text:span><text:span text:style-name="T33">sem estar</text:span><text:span text:style-name="T30"> logado no servidor.</text:span></text:p>
      <text:p text:style-name="P60"/>
      <text:p text:style-name="P60">Para a geração de um índice que possa ser utilizado para o DeDup são necessários 4 coisas:</text:p>
      <text:p text:style-name="P60"/>
      <text:list xml:id="list110836023454662" text:continue-numbering="true" text:style-name="L1">
        <text:list-item>
          <text:p text:style-name="P52"><text:span text:style-name="T1">O shell de execução (</text:span><text:span text:style-name="T2">/home/javaapps/sbt-projects/DCDup/bin/</text:span><text:span text:style-name="T51">remote</text:span><text:span text:style-name="T1">/MySQL2Lucene.sh) com as bibliotecas correspondentes no servidor de teste (serverofi5) </text:span><text:span text:style-name="T52">ou</text:span><text:span text:style-name="T1"> no </text:span><text:span text:style-name="T52">servidor </text:span><text:span text:style-name="T1">de produção. </text:span><text:span text:style-name="T52">Localmente fazendo-se um clone do projeto </text:span><text:a xlink:type="simple" xlink:href="https://github.com/bireme/DCDup" text:style-name="Internet_20_link" text:visited-style-name="Visited_20_Internet_20_Link"><text:span text:style-name="T52">https://github.com/bireme/DCDup</text:span></text:a><text:span text:style-name="T52"> e executando-se os shells no diretório ‘bin’.</text:span></text:p>
        </text:list-item>
        <text:list-item>
          <text:p text:style-name="P59"><text:s/>Acesso ao servidor MySQL (url, user, password, database) contendo os metadados dos documentos a serem utilizados na geração do índice.</text:p>
        </text:list-item>
        <text:list-item>
          <text:p text:style-name="P65">Arquivo <text:span text:style-name="T4">(ou </text:span>a<text:span text:style-name="T4">rquivos)</text:span> <text:span text:style-name="T4">contendo </text:span>expressão sql a ser utilizada no MySQL para a extração dos documentos a ser<text:span text:style-name="T2">em</text:span> indexados. O local padrão para tal arquivo é no diretório /home/javaapps/sbt-projects/DCDup/sql <text:span text:style-name="T1">tanto no servidor de teste (serverofi5) como no de produção. </text:span>A extensão padrão é *.<text:span text:style-name="T2">sql</text:span></text:p>
        </text:list-item>
        <text:list-item>
          <text:p text:style-name="P53"><text:span text:style-name="T52">Nome do </text:span><text:span text:style-name="T42">schema que define </text:span><text:span text:style-name="T52">os campos a serem utilizados</text:span><text:span text:style-name="T42"> pelo DeDup no processo de se encontrar documentos duplicados. O </text:span><text:span text:style-name="T53">schema </text:span><text:span text:style-name="T54">e o índice</text:span><text:span text:style-name="T53"> já deve</text:span><text:span text:style-name="T54">m</text:span><text:span text:style-name="T53"> estar registrado</text:span><text:span text:style-name="T54">s</text:span><text:span text:style-name="T53"> na aplicação DeDep, veja a seção </text:span><text:span text:style-name="T19">“Inclu</text:span><text:span text:style-name="T20">sã</text:span><text:span text:style-name="T19">o de um novo índice na aplicação DeDup”.</text:span></text:p>
        </text:list-item>
      </text:list>
      <text:p text:style-name="P66"/>
      <text:p text:style-name="P78">A geração do índice ocorre com a execução do shell <text:s/><text:span text:style-name="T1">MySQL2Lucene.sh </text:span>com os seguintes parâmetros:</text:p>
      <text:p text:style-name="P78"/>
      <text:p text:style-name="P78">operacao@serverofi5:/home/javaapps/sbt-projects/DCDup/bin/<text:span text:style-name="T54">remote</text:span>$ ./MySQL2Lucene.sh</text:p>
      <text:p text:style-name="P78"/>
      <text:p text:style-name="P79">MySQL2Lucene shell takes a list of documents retrieved from a MySQL database and</text:p>
      <text:p text:style-name="P79">creates a remote DeDup index with them. If such index already exists, it will rewritten.</text:p>
      <text:p text:style-name="P79"/>
      <text:p text:style-name="P79">usage: MySQL2Lucene</text:p>
      <text:p text:style-name="P79"><text:s text:c="3"/>-host=&lt;MySQL server&gt; - IP or domain of the MySQL server</text:p>
      <text:p text:style-name="P79"><text:s text:c="3"/>-user=&lt;MySQL user&gt; - MySQL user name</text:p>
      <text:p text:style-name="P79"><text:s text:c="3"/>-pswd=&lt;MySQL password&gt; - MySQL user password</text:p>
      <text:p text:style-name="P79"><text:s text:c="3"/>-dbnm=&lt;MySQL database&gt; - MySQL database name</text:p>
      <text:p text:style-name="P79"><text:s text:c="3"/>-sqls=&lt;MySQL sql file list&gt; - comma separated sql file names</text:p>
      <text:p text:style-name="P79"><text:s text:c="3"/>-index=&lt;indexName&gt; - DeDup index name</text:p>
      <text:p text:style-name="P79"><text:s text:c="3"/>-schema=&lt;schemaName&gt; - DeDup schema name</text:p>
      <text:p text:style-name="P79"/>
      <text:p text:style-name="P79"><text:s text:c="3"/>[-port=&lt;MySQL_Port&gt;] - MySQL port</text:p>
      <text:p text:style-name="P79"><text:s text:c="3"/>[-sqlEncoding=&lt;sqlEncoding&gt;] - sql file encoding. Default is utf-8</text:p>
      <text:p text:style-name="P79"><text:s text:c="3"/>[-jsonField=&lt;tag&gt;[,&lt;tag&gt;,...,&lt;tag&gt;]] - if a column element is a json element, indicates which json elements</text:p>
      <text:p text:style-name="P79"><text:soft-page-break/><text:s text:c="42"/>to retrieve the content. Default are text,_f,_e.</text:p>
      <text:p text:style-name="P79"><text:s text:c="3"/>[-repetitiveField=&lt;name&gt;[.&lt;name&gt;,...,&lt;name&gt;]] - the name of the fields that should be broken into a new line</text:p>
      <text:p text:style-name="P79"><text:s text:c="48"/>when the repetitive separator symbol is found. Default is title.</text:p>
      <text:p text:style-name="P79"><text:s text:c="3"/>[-repetitiveSep=&lt;separator&gt;] - repetitive field string separator. Default is //@//</text:p>
      <text:p text:style-name="P79"><text:s text:c="3"/>[-jsonLangField=&lt;jsonLangField&gt;] - the json field that store the language indicator. If present it will be</text:p>
      <text:p text:style-name="P79"><text:s text:c="38"/>used to suffix the id field with the language.</text:p>
      <text:p text:style-name="P79"><text:s text:c="3"/>[-idFieldName=&lt;name&gt;] - id field name of the mysql record]. Will be used to prefix the id with the language.</text:p>
      <text:p text:style-name="P79"><text:s text:c="27"/>if the jsonLangField is specified.</text:p>
      <text:p text:style-name="P79"><text:s text:c="3"/>[--append] - append documents to an existing Lucene index.</text:p>
      <text:p text:style-name="P80"/>
      <text:p text:style-name="P81"><text:span text:style-name="T27">Segue uma explicação abreviada dos</text:span> parâmetro<text:span text:style-name="T27">s obrigatórios:</text:span></text:p>
      <text:p text:style-name="P81"/>
      <text:p text:style-name="P81"><text:span text:style-name="T27"><text:s/></text:span><text:span text:style-name="T9">Os parâmetros -host, </text:span><text:span text:style-name="T6">-user, </text:span><text:span text:style-name="T9"><text:s/></text:span><text:span text:style-name="T6">-pswd </text:span><text:span text:style-name="T7">e </text:span><text:span text:style-name="T6">-dbnm </text:span><text:span text:style-name="T7">descrevem respectivamente o servidor do MySQL assim como o nome do usuário e do banco de dados.</text:span></text:p>
      <text:p text:style-name="P85"><text:span text:style-name="T7">O parâmetro -sqls especifica </text:span><text:span text:style-name="T10">u</text:span><text:span text:style-name="T7">ma lista separada por vírgulas de </text:span><text:span text:style-name="T8">um ou mais arquivos sql </text:span><text:span text:style-name="T7">que serão utilizados para se extrair o arquivo pipe descrito pelo parâmetro -schema.</text:span></text:p>
      <text:p text:style-name="P82"><text:span text:style-name="T5">O parâmetro -schema indica o nome </text:span><text:span text:style-name="T13">d</text:span><text:span text:style-name="T5">o schema que descreve todos os campos a serem utilizados na criação do índice.</text:span></text:p>
      <text:p text:style-name="P71">O parâmetro -index dá o nome do índice Lucene a ser criado ou apendado. </text:p>
      <text:p text:style-name="P84"/>
      <text:p text:style-name="P78">Executado o shell e tendo sua execução terminado corretamente, o índice pode ser utilizado para a procura de documentos duplicados por outros shells. </text:p>
      <text:p text:style-name="P74"/>
      <text:p text:style-name="P73"/>
      <text:p text:style-name="P18"><text:span text:style-name="T31">I</text:span><text:span text:style-name="T34">I</text:span><text:span text:style-name="T31">I - </text:span><text:span text:style-name="T28">Inclusão de um novo índice na aplicação DeDup</text:span></text:p>
      <text:p text:style-name="P6"/>
      <text:p text:style-name="P19">Para <text:span text:style-name="T21">que um novo índice seja incluído no DeDup é necessária a edição do arquivo /home/javaapps/DeDup/config_LILACS.cfg</text:span></text:p>
      <text:p text:style-name="P19"/>
      <text:p text:style-name="P20">Neste arquivo adiciona-se caso não exista, o elemento xml &lt;schema&gt; contendo o nome do schema e o caminho do mesmo. O nome apresentado na aplicação será o mesmo utilizado neste parâmetro. </text:p>
      <text:p text:style-name="P20">Por exemplo, para o índice ‘meuIndice’ o elemento seria:</text:p>
      <text:p text:style-name="P20"/>
      <text:p text:style-name="P20">&lt;schema&gt;</text:p>
      <text:p text:style-name="P26"><text:span text:style-name="T15"><text:s text:c="8"/>&lt;name&gt;</text:span><text:span text:style-name="T17">schema para o meu índice</text:span><text:span text:style-name="T15">&lt;/name&gt;</text:span></text:p>
      <text:p text:style-name="P20"><text:s text:c="8"/>&lt;path&gt;work/configMeuIndice.cfg&lt;/path&gt;</text:p>
      <text:p text:style-name="P20"><text:s text:c="8"/>&lt;encoding&gt;UTF-8&lt;/encoding&gt;</text:p>
      <text:p text:style-name="P20"><text:s/>&lt;/schema&gt;</text:p>
      <text:p text:style-name="P22"/>
      <text:p text:style-name="P22">Depois adiciona-se o elemento xml &lt;index&gt; onde se coloca o nome do índice (tal como se deseja que se apresente na aplicação) e o seu caminho tal qual utilizado no parâmetro <text:span text:style-name="T2">&lt;indexName&gt; </text:span>utilizado na geração do índice. O caminho é relativo em relação ao diretório do DeDup.</text:p>
      <text:p text:style-name="P21">Por exemplo, para o índice ‘meuIndice’ o elemento seria:</text:p>
      <text:p text:style-name="P22"/>
      <text:p text:style-name="P20">&lt;index&gt;</text:p>
      <text:p text:style-name="P20"><text:s text:c="8"/>&lt;name&gt;<text:span text:style-name="T22">o meu índice</text:span>&lt;/name&gt;</text:p>
      <text:p text:style-name="P26"><text:span text:style-name="T15"><text:s text:c="8"/>&lt;path&gt;work/</text:span><text:span text:style-name="T16">meuIndice</text:span><text:span text:style-name="T15">&lt;/path&gt;</text:span></text:p>
      <text:p text:style-name="P20"><text:s/>&lt;/index&gt;</text:p>
      <text:p text:style-name="P20"/>
      <text:p text:style-name="P24">Uma vez acrescentados os dois parâmetros e gravado o arquivo, faz-se necessário <text:span text:style-name="T25">reiniciar </text:span>a aplicação DeDup no Tomcat correspondente (presente no diretório /usr/local/tomcat8 tanto no servidor de teste como no de produção). Para executar tal tarefa, faz-se necessário o usuário estar cadastrado como autorizado na aplicação <text:span text:style-name="T26">gráfica</text:span> ‘manager’ do Tomcat <text:span text:style-name="T26">ou pela linha de comando</text:span>. </text:p>
      <text:p text:style-name="P24"><text:soft-page-break/>O mais fácil é pedir <text:span text:style-name="T23">a</text:span>o ITI realizar <text:span text:style-name="T23">para realizar</text:span> tal tarefa.</text:p>
      <text:p text:style-name="P23"/>
      <text:p text:style-name="P23">Agora o índice deve estar presente no DeDup <text:span text:style-name="T2">(</text:span><text:a xlink:type="simple" xlink:href="http://serverof5.bireme.br:8180/DeDup" text:style-name="Internet_20_link" text:visited-style-name="Visited_20_Internet_20_Link"><text:span text:style-name="T2">http://serverof5.bireme.br:8180/DeDu</text:span></text:a><text:a xlink:type="simple" xlink:href="http://serverof5.bireme.br:8180/DeDup" text:style-name="Internet_20_link" text:visited-style-name="Visited_20_Internet_20_Link">p</text:a><text:a xlink:type="simple" xlink:href="http://serverof5.bireme.br:8180/DeDup" text:style-name="Internet_20_link" text:visited-style-name="Visited_20_Internet_20_Link"><text:span text:style-name="T2">/</text:span></text:a><text:a xlink:type="simple" xlink:href="http://serverof5.bireme.br:8180/DeDup" text:style-name="Internet_20_link" text:visited-style-name="Visited_20_Internet_20_Link">services</text:a><text:span text:style-name="T2"> </text:span><text:span text:style-name="T24">(</text:span><text:span text:style-name="T3">no servidor de teste ou <text:s/></text:span><text:a xlink:type="simple" xlink:href="https://dedup.bireme.org/" text:style-name="Internet_20_link" text:visited-style-name="Visited_20_Internet_20_Link"><text:span text:style-name="T2">https://dedup.bireme.or</text:span></text:a><text:a xlink:type="simple" xlink:href="https://dedup.bireme.org/" text:style-name="Internet_20_link" text:visited-style-name="Visited_20_Internet_20_Link">g</text:a><text:a xlink:type="simple" xlink:href="https://dedup.bireme.org/" text:style-name="Internet_20_link" text:visited-style-name="Visited_20_Internet_20_Link"><text:span text:style-name="T2">/</text:span></text:a><text:a xlink:type="simple" xlink:href="https://dedup.bireme.org/" text:style-name="Internet_20_link" text:visited-style-name="Visited_20_Internet_20_Link">services</text:a><text:span text:style-name="T2"> </text:span><text:span text:style-name="T3">no servidor de produção).</text:span></text:p>
      <text:p text:style-name="P75"/>
      <text:p text:style-name="P75"/>
      <text:p text:style-name="P27"><text:span text:style-name="T29">I</text:span><text:span text:style-name="T34">V</text:span><text:span text:style-name="T29"> - </text:span><text:span text:style-name="T28">Como gerar um índice novo para o DeDup </text:span><text:span text:style-name="T30">a partir de um </text:span><text:span text:style-name="T29">arquivo pipe </text:span><text:span text:style-name="T30">e estando logado no servidor.</text:span></text:p>
      <text:p text:style-name="P2"/>
      <text:p text:style-name="P2">Para a geração de um índice que possa ser utilizado para o DeDup são necessários <text:span text:style-name="T41">3</text:span> coisas:</text:p>
      <text:p text:style-name="P2"/>
      <text:list xml:id="list110835987724234" text:continue-numbering="true" text:style-name="L1">
        <text:list-item>
          <text:p text:style-name="P56">O shell de execução (<text:span text:style-name="T2">/home/javaapps/sbt-projects/DCDup/bin/local</text:span>/Pipe2Lucene.sh) com as bibliotecas correspondentes. Estes podem ser encontrados tanto no servidor de teste (serverofi5) como no de produção.</text:p>
        </text:list-item>
        <text:list-item>
          <text:p text:style-name="P49"><text:span text:style-name="T1"><text:s/>A</text:span><text:span text:style-name="T37">rquivo pipe contendo os campos necessários para a criação do índice e que siga a descrição do mesmo feita pelo respectivo schema armazenado no arquivo de schema.</text:span></text:p>
        </text:list-item>
        <text:list-item>
          <text:p text:style-name="P63">Arquivo de schema que define como cada campo do arquivo pipe gerado será utilizado pelo DeDup no processo de se encontrar documentos duplicados. O local padrão para tal arquivo é no diretório /home/javaapps/DeDup/work <text:span text:style-name="T1">tanto no servidor de teste (serverofi5) como no de produção. </text:span>A extensão padrão é *.cfg</text:p>
        </text:list-item>
      </text:list>
      <text:p text:style-name="P10"/>
      <text:p text:style-name="P14">A geração do índice ocorre com a execução do shell <text:s/><text:span text:style-name="T1">Pipe2Lucene.sh </text:span>com os seguintes parâmetros:</text:p>
      <text:p text:style-name="P13"/>
      <text:p text:style-name="P14">operacao@serverofi5:/home/javaapps/sbt-projects/DCDup/bin/local$ ./<text:span text:style-name="T1">Pipe2Lucene.sh</text:span></text:p>
      <text:p text:style-name="P13"/>
      <text:p text:style-name="P41">Pipe2Lucene shell takes a list of documents (defined by an schema</text:p>
      <text:p text:style-name="P41">file) from a piped file and insert then into a local DeDup index.</text:p>
      <text:p text:style-name="P41"/>
      <text:p text:style-name="P41">usage: Pipe2Lucene</text:p>
      <text:p text:style-name="P27"><text:span text:style-name="T43"><text:s text:c="3"/>-index=&lt;indexPath&gt; - </text:span><text:span text:style-name="T44">DeDup</text:span><text:span text:style-name="T43"> index path</text:span></text:p>
      <text:p text:style-name="P27"><text:span text:style-name="T43"><text:s text:c="3"/>-schema=&lt;schemaFile&gt; - </text:span><text:span text:style-name="T44">DeDup</text:span><text:span text:style-name="T43"> schema file</text:span></text:p>
      <text:p text:style-name="P41"><text:s text:c="3"/>-pipe=&lt;pipeFile&gt; - pipe file</text:p>
      <text:p text:style-name="P41"><text:s text:c="3"/>-pipeEncoding=&lt;pipeEncoding&gt; - pipe file encoding</text:p>
      <text:p text:style-name="P41"/>
      <text:p text:style-name="P41"><text:s text:c="3"/>[-schemaFileEncod=&lt;schemaFileEncoding&gt;] - NGram schema file encoding. Default is utf-8</text:p>
      <text:p text:style-name="P41"><text:s text:c="3"/>[--append] - append documents to an existing <text:span text:style-name="T45">DeDup</text:span> index</text:p>
      <text:p text:style-name="P37"/>
      <text:p text:style-name="P32"><text:span text:style-name="T27">Segue uma explicação abreviada dos</text:span> parâmetro<text:span text:style-name="T27">s obrigatórios:</text:span></text:p>
      <text:p text:style-name="P32"/>
      <text:p text:style-name="P68">O parâmetro -index dá o nome e o caminho do índice Lucene a ser criado ou apendado. </text:p>
      <text:p text:style-name="P68">O parâmetro -schema indica o nome/caminho do arquivo do tipo schema que descreve todos os campos a serem utilizados na criação do índice e suas respectivas posições no arquivo pipe.</text:p>
      <text:p text:style-name="P44"><text:span text:style-name="T5">O parâmetro -pipe i</text:span><text:span text:style-name="T7">ndica o nome/caminho do arquivo </text:span><text:span text:style-name="T5">pipe contendo o conteúdo dos campos a serem <text:s/>indexados.</text:span></text:p>
      <text:p text:style-name="P44"><text:span text:style-name="T5">O parâmetro -pipeEncoding i</text:span><text:span text:style-name="T7">ndica </text:span><text:span text:style-name="T5">a codificação do texto utilizada no arquivo pipe.</text:span><text:span text:style-name="T7"> </text:span></text:p>
      <text:p text:style-name="P69"/>
      <text:p text:style-name="P13">Executado o shell e tendo sua execução terminado corretamente, o índice pode ser utilizado para a procura de documentos duplicados por outros shells. Tal índice, porém, ainda não será visível na aplicação web DeDup (<text:a xlink:type="simple" xlink:href="http://serverof5.bireme.br:8180/DeDup" text:style-name="Internet_20_link" text:visited-style-name="Visited_20_Internet_20_Link">http://serverof5.bireme.br:8180/DeDup</text:a> <text:span text:style-name="T3">no servidor de teste ou <text:s/></text:span><text:a xlink:type="simple" xlink:href="https://dedup.bireme.org/" text:style-name="Internet_20_link" text:visited-style-name="Visited_20_Internet_20_Link">https://dedup.bireme.org/</text:a> <text:span text:style-name="T3">no servidor de produção). </text:span></text:p>
      <text:p text:style-name="P27"><text:span text:style-name="T39">Para tanto devemos informar a aplicação sobre a existência deste novo índice seguindo as explicações </text:span><text:span text:style-name="T38">descritas acima na seção “</text:span><text:span text:style-name="T18">Inclusão de um novo índice na aplicação DeDup”.</text:span></text:p>
      <text:p text:style-name="P25"/>
      <text:p text:style-name="P28"><text:soft-page-break/><text:span text:style-name="T32">V </text:span><text:span text:style-name="T29">- </text:span><text:span text:style-name="T28">Como gerar </text:span><text:span text:style-name="T32">remotamente </text:span><text:span text:style-name="T28">um índice novo para o DeDup </text:span><text:span text:style-name="T30">a partir de um </text:span><text:span text:style-name="T29">arquivo pipe</text:span><text:span text:style-name="T30">.</text:span></text:p>
      <text:p text:style-name="P4"/>
      <text:p text:style-name="P4">Para a geração de um índice que possa ser utilizado para o DeDup são necessários <text:span text:style-name="T41">3</text:span> coisas:</text:p>
      <text:p text:style-name="P4"/>
      <text:list xml:id="list110835932349664" text:continue-numbering="true" text:style-name="L1">
        <text:list-item>
          <text:p text:style-name="P57">O shell de execução (<text:span text:style-name="T2">/home/javaapps/sbt-projects/DCDup/bin/</text:span><text:span text:style-name="T46">remote</text:span>/Pipe2Lucene.sh) com as bibliotecas correspondentes. Estes podem ser encontrados tanto no servidor de teste (serverofi5) como no de produção.</text:p>
        </text:list-item>
        <text:list-item>
          <text:p text:style-name="P50"><text:span text:style-name="T1"><text:s/>A</text:span><text:span text:style-name="T37">rquivo pipe contendo os campos necessários para a criação do índice </text:span><text:span text:style-name="T57">seguindo as especificações feitas </text:span><text:span text:style-name="T37">no </text:span><text:span text:style-name="T57">respectivo </text:span><text:span text:style-name="T37">arquivo de schema.</text:span></text:p>
        </text:list-item>
        <text:list-item>
          <text:p text:style-name="P77">O índice a ser criado assim como o seu respectivo schema já definidos na aplicação DeDup como explicado na seção <text:span text:style-name="T14">“</text:span><text:span text:style-name="T18">Inclusão de um novo índice na aplicação DeDup”.</text:span></text:p>
          <text:p text:style-name="P64"/>
        </text:list-item>
      </text:list>
      <text:p text:style-name="P17">A geração do índice ocorre com a execução do shell <text:s/><text:span text:style-name="T1">Pipe2Lucene.sh </text:span>com os seguintes parâmetros:</text:p>
      <text:p text:style-name="P17"/>
      <text:p text:style-name="P17">operacao@serverofi5:/home/javaapps/sbt-projects/DCDup/bin/<text:span text:style-name="T47">remote</text:span>$ ./<text:span text:style-name="T1">Pipe2Lucene.sh</text:span></text:p>
      <text:p text:style-name="P17"/>
      <text:p text:style-name="P43">Pipe2Lucene shell takes a list of documents (defined by an schema</text:p>
      <text:p text:style-name="P43">file) from a piped file and insert then into a remote DeDup index.</text:p>
      <text:p text:style-name="P43"/>
      <text:p text:style-name="P43">usage: Pipe2Lucene</text:p>
      <text:p text:style-name="P43"><text:s text:c="3"/>-dedupUrl=&lt;DeDupBaseUrl&gt; - DeDup url service <text:s/>(for ex: http://dedup.bireme.org/services)</text:p>
      <text:p text:style-name="P43"><text:s text:c="3"/>-index=&lt;indexPath&gt; - DeDup index name</text:p>
      <text:p text:style-name="P43"><text:s text:c="3"/>-schema=&lt;schemaFile&gt; - DeDup schema name</text:p>
      <text:p text:style-name="P43"><text:s text:c="3"/>-pipe=&lt;pipeFile&gt; - pipe file</text:p>
      <text:p text:style-name="P43"><text:s text:c="3"/>-pipeEncoding=&lt;pipeEncoding&gt; - pipe file encoding</text:p>
      <text:p text:style-name="P43"/>
      <text:p text:style-name="P43"><text:s text:c="3"/>[--append] - append documents to an existing DeDup index</text:p>
      <text:p text:style-name="P39"/>
      <text:p text:style-name="P35"><text:span text:style-name="T27">Segue uma explicação abreviada dos</text:span> parâmetro<text:span text:style-name="T27">s obrigatórios:</text:span></text:p>
      <text:p text:style-name="P35"/>
      <text:p text:style-name="P48">O parâmetro -dedupUrl indica a localização (URL) da aplicação DeDup</text:p>
      <text:p text:style-name="P70">O parâmetro -index dá o nome do índice Lucene a ser criado ou apendado. </text:p>
      <text:p text:style-name="P28"><text:span text:style-name="T7">O parâmetro -schema indica o nome</text:span><text:span text:style-name="T12">do</text:span><text:span text:style-name="T7"> schema que descreve todos os campos a serem utilizados na criação do índice e suas respectivas posições no arquivo pipe.</text:span></text:p>
      <text:p text:style-name="P46"><text:span text:style-name="T5">O parâmetro -pipe i</text:span><text:span text:style-name="T7">ndica o nome/caminho do arquivo </text:span><text:span text:style-name="T5">pipe contendo o conteúdo dos campos a serem <text:s/>indexados.</text:span></text:p>
      <text:p text:style-name="P46"><text:span text:style-name="T5">O parâmetro -pipeEncoding i</text:span><text:span text:style-name="T7">ndica </text:span><text:span text:style-name="T5">a codificação do texto utilizada no arquivo pipe.</text:span><text:span text:style-name="T7"> </text:span></text:p>
      <text:p text:style-name="P70"/>
      <text:p text:style-name="P28"><text:span text:style-name="T2">Executado o shell e tendo sua execução terminado corretamente, o índice pode ser utilizado para a procura de documentos duplicados por outros shells. </text:span><text:span text:style-name="T48">O</text:span><text:span text:style-name="T2"> </text:span><text:span text:style-name="T48">novo índice </text:span><text:span text:style-name="T2">será visível na aplicação web DeDup (</text:span><text:a xlink:type="simple" xlink:href="http://serverof5.bireme.br:8180/DeDup" text:style-name="Internet_20_link" text:visited-style-name="Visited_20_Internet_20_Link"><text:span text:style-name="T2">http://serverof5.bireme.br:8180/DeDup</text:span></text:a><text:span text:style-name="T2"> </text:span><text:span text:style-name="T3">no servidor de teste ou <text:s/></text:span><text:a xlink:type="simple" xlink:href="https://dedup.bireme.org/" text:style-name="Internet_20_link" text:visited-style-name="Visited_20_Internet_20_Link"><text:span text:style-name="T2">https://dedup.bireme.org/</text:span></text:a><text:span text:style-name="T2"> </text:span><text:span text:style-name="T3">no servidor de produção). </text:span></text:p>
      <text:p text:style-name="P76"/>
      <text:p text:style-name="P76"/>
      <text:p text:style-name="P7"><text:span text:style-name="T40">V</text:span><text:span text:style-name="T55">I</text:span> – Como gerar um arquivo pipe a partir de um banco de dados MySQL</text:p>
      <text:p text:style-name="P7"/>
      <text:p text:style-name="P3">Para a geração de um <text:span text:style-name="T41">arquivo pipe que possa ser utilizado para a criação de um índice Lucene utilizado pelo DeDup</text:span> são necessários <text:span text:style-name="T41">3</text:span> coisas:</text:p>
      <text:p text:style-name="P3"/>
      <text:list xml:id="list110836825184243" text:continue-numbering="true" text:style-name="L1">
        <text:list-item>
          <text:p text:style-name="P58">O shell de execução (<text:span text:style-name="T2">/home/javaapps/sbt-projects/DCDup/bin/MySQL2Pipe.sh</text:span>) com as bibliotecas correspondentes. Estes podem ser encontrados tanto no servidor de teste <text:soft-page-break/>(serverofi5) como no de produção <text:span text:style-name="T56">ou localmente clonando-se o projeto </text:span><text:a xlink:type="simple" xlink:href="https://github.com/bireme/DCDup" text:style-name="Internet_20_link" text:visited-style-name="Visited_20_Internet_20_Link"><text:span text:style-name="T56">https://github.com/bireme/DCDup</text:span></text:a><text:span text:style-name="T56"> e indo no diretório ‘bin’</text:span>.</text:p>
        </text:list-item>
        <text:list-item>
          <text:p text:style-name="P55">Acesso ao servidor MySQL (url, user, password, database) contendo os metadados dos documentos a serem utilizados na geração do índice.</text:p>
        </text:list-item>
        <text:list-item>
          <text:p text:style-name="P51"><text:span text:style-name="T1"><text:s/></text:span><text:span text:style-name="T42">Arquivo </text:span><text:span text:style-name="T4">(ou </text:span><text:span text:style-name="T42">a</text:span><text:span text:style-name="T4">rquivos)</text:span><text:span text:style-name="T42"> </text:span><text:span text:style-name="T4">contendo </text:span><text:span text:style-name="T42">expressão sql a ser utilizada no MySQL para a extração dos documentos a ser</text:span><text:span text:style-name="T2">em</text:span><text:span text:style-name="T42"> indexados. O local padrão para tal arquivo é no diretório /home/javaapps/sbt-projects/DCDup/sql </text:span><text:span text:style-name="T1">tanto no servidor de teste (serverofi5) como no de produção. </text:span><text:span text:style-name="T42">A extensão padrão é *.</text:span><text:span text:style-name="T2">sql</text:span></text:p>
        </text:list-item>
      </text:list>
      <text:p text:style-name="P11"/>
      <text:p text:style-name="P16">A geração do índice ocorre com a execução do shell <text:s/>MySQL2Pipe.sh<text:span text:style-name="T1"> </text:span>com os seguintes parâmetros:</text:p>
      <text:p text:style-name="P15"/>
      <text:p text:style-name="P16">operacao@serverofi5:/home/javaapps/sbt-projects/DCDup/bin/local$ ./MySQL2Pipe.sh</text:p>
      <text:p text:style-name="P15"/>
      <text:p text:style-name="P40">MySQL2Pipe shell takes a list of documents retrieved from a MySQL database</text:p>
      <text:p text:style-name="P40">and creates a local pipe file following a given schema file.</text:p>
      <text:p text:style-name="P40"/>
      <text:p text:style-name="P40">usage: MySQL2Pipe</text:p>
      <text:p text:style-name="P40"><text:s text:c="3"/>-host=&lt;MySQL server&gt; - IP or domain of the MySQL server</text:p>
      <text:p text:style-name="P40"><text:s text:c="3"/>-user=&lt;MySQL user&gt; - MySQL user name</text:p>
      <text:p text:style-name="P40"><text:s text:c="3"/>-pswd=&lt;MySQL password&gt; - MySQL user password</text:p>
      <text:p text:style-name="P40"><text:s text:c="3"/>-dbnm=&lt;MySQL database&gt; - MySQL database name</text:p>
      <text:p text:style-name="P40"><text:s text:c="3"/>-sqls=&lt;MySQL sql file list&gt; - comma separated sql file names</text:p>
      <text:p text:style-name="P40"><text:s text:c="3"/>-pipe=&lt;pipeFile&gt; - output piped file</text:p>
      <text:p text:style-name="P40"/>
      <text:p text:style-name="P40"><text:s text:c="3"/>[-port=&lt;MySQL_Port&gt;] - MySQL port</text:p>
      <text:p text:style-name="P40"><text:s text:c="3"/>[-sqlEncoding=&lt;sqlEncoding&gt;] - sql file encoding. Default is utf-8</text:p>
      <text:p text:style-name="P40"><text:s text:c="3"/>[-pipeEncoding=&lt;pipeEncoding&gt;] - output piped file encoding. Default is utf-8</text:p>
      <text:p text:style-name="P40"><text:s text:c="3"/>[-jsonField=&lt;tag&gt;[,&lt;tag&gt;,...,&lt;tag&gt;]] - if a column element is a json element, indicates</text:p>
      <text:p text:style-name="P40"><text:s text:c="42"/>which json elements to retrieve the content</text:p>
      <text:p text:style-name="P40"><text:s text:c="3"/>[-repetitiveField=&lt;name&gt;[.&lt;name&gt;,...,&lt;name&gt;]] - the name of the fields that should be broken into a new</text:p>
      <text:p text:style-name="P40"><text:s text:c="51"/>line when the repetitive separator symbol is found</text:p>
      <text:p text:style-name="P40"><text:s text:c="3"/>[-repetitiveSep=&lt;separator&gt;] - repetitive field string separator. Default is //@//</text:p>
      <text:p text:style-name="P40"><text:s text:c="3"/>[-jsonLangField=&lt;jsonLangField&gt;] - the json field that store the language indicator.</text:p>
      <text:p text:style-name="P40"><text:s text:c="38"/>If present it will be used to suffix the id field with the language</text:p>
      <text:p text:style-name="P40"><text:s text:c="3"/>[-idFieldName=&lt;name&gt;] - id field name of the mysql record]. Will be used to prefix the id with the language</text:p>
      <text:p text:style-name="P40"><text:s text:c="27"/>if the jsonLangField is specified</text:p>
      <text:p text:style-name="P42"/>
      <text:p text:style-name="P38"/>
      <text:p text:style-name="P33"><text:span text:style-name="T27">Segue uma explicação abreviada dos</text:span> parâmetro<text:span text:style-name="T27">s obrigatórios:</text:span></text:p>
      <text:p text:style-name="P33"/>
      <text:p text:style-name="P34"><text:span text:style-name="T9">Os parâmetros -host, </text:span><text:span text:style-name="T6">-user, </text:span><text:span text:style-name="T9"><text:s/></text:span><text:span text:style-name="T6">-pswd </text:span><text:span text:style-name="T7">e </text:span><text:span text:style-name="T6">-dbnm </text:span><text:span text:style-name="T7">descrevem respectivamente o servidor do MySQL assim como o nome do usuário e do banco de dados.</text:span></text:p>
      <text:p text:style-name="P47"><text:span text:style-name="T7">O parâmetro -sqls especifica </text:span><text:span text:style-name="T10">u</text:span><text:span text:style-name="T7">ma lista separada por vírgulas de </text:span><text:span text:style-name="T8">um ou mais arquivos sql </text:span><text:span text:style-name="T7">que serão utilizados para se extrair o arquivo pipe descrito pelo parâmetro -schema.</text:span></text:p>
      <text:p text:style-name="P45"><text:span text:style-name="T5">O parâmetro -pipe i</text:span><text:span text:style-name="T7">ndica o nome/caminho do arquivo </text:span><text:span text:style-name="T5">pipe </text:span><text:span text:style-name="T11">a ser criado </text:span><text:span text:style-name="T5">contendo o conteúdo dos campos a serem indexados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0T13:41:31.411080927</meta:creation-date>
    <dc:date>2020-05-11T11:08:05.892719940</dc:date>
    <meta:editing-duration>PT5H33M32S</meta:editing-duration>
    <meta:editing-cycles>49</meta:editing-cycles>
    <meta:generator>LibreOffice/6.4.3.2$Linux_X86_64 LibreOffice_project/747b5d0ebf89f41c860ec2a39efd7cb15b54f2d8</meta:generator>
    <meta:document-statistic meta:table-count="0" meta:image-count="0" meta:object-count="0" meta:page-count="6" meta:paragraph-count="171" meta:word-count="2442" meta:character-count="17152" meta:non-whitespace-character-count="14084"/>
  </office:meta>
</office:document-meta>
</file>